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2580f" officeooo:paragraph-rsid="0012580f"/>
    </style:style>
    <style:style style:name="P2" style:family="paragraph" style:parent-style-name="Standard">
      <style:text-properties fo:language="en" fo:country="US" officeooo:rsid="00b6551e" officeooo:paragraph-rsid="00b6551e"/>
    </style:style>
    <style:style style:name="P3" style:family="paragraph" style:parent-style-name="Text_20_body">
      <style:text-properties fo:language="en" fo:country="US" fo:font-weight="normal" officeooo:rsid="00c39736" officeooo:paragraph-rsid="00c2bfa4" style:font-weight-asian="normal" style:font-weight-complex="normal"/>
    </style:style>
    <style:style style:name="P4" style:family="paragraph" style:parent-style-name="Text_20_body">
      <style:text-properties fo:language="en" fo:country="US" fo:font-weight="normal" officeooo:rsid="004dcdca" officeooo:paragraph-rsid="004dcdca" style:font-weight-asian="normal" style:font-weight-complex="normal"/>
    </style:style>
    <style:style style:name="P5" style:family="paragraph" style:parent-style-name="Text_20_body">
      <style:text-properties fo:language="en" fo:country="US" fo:font-weight="normal" officeooo:rsid="001c1a5c" officeooo:paragraph-rsid="001c1a5c" style:font-weight-asian="normal" style:font-weight-complex="normal"/>
    </style:style>
    <style:style style:name="P6" style:family="paragraph" style:parent-style-name="Text_20_body">
      <style:text-properties fo:language="en" fo:country="US" fo:font-weight="bold" officeooo:rsid="00c0b151" officeooo:paragraph-rsid="00c2bfa4" style:font-weight-asian="bold" style:font-weight-complex="bold"/>
    </style:style>
    <style:style style:name="P7" style:family="paragraph" style:parent-style-name="Text_20_body">
      <style:text-properties fo:language="en" fo:country="US" officeooo:rsid="00b9f358" officeooo:paragraph-rsid="00c2bfa4"/>
    </style:style>
    <style:style style:name="P8" style:family="paragraph" style:parent-style-name="Text_20_body">
      <style:text-properties fo:language="en" fo:country="US" officeooo:rsid="00298877" officeooo:paragraph-rsid="00298877"/>
    </style:style>
    <style:style style:name="P9" style:family="paragraph" style:parent-style-name="Text_20_body">
      <style:text-properties fo:language="en" fo:country="US" officeooo:rsid="003b4031" officeooo:paragraph-rsid="003b4031"/>
    </style:style>
    <style:style style:name="P10" style:family="paragraph" style:parent-style-name="Text_20_body">
      <style:text-properties fo:language="en" fo:country="US" officeooo:rsid="006060a3" officeooo:paragraph-rsid="006060a3"/>
    </style:style>
    <style:style style:name="P11" style:family="paragraph" style:parent-style-name="Text_20_body">
      <style:text-properties fo:language="en" fo:country="US" officeooo:rsid="007d5082" officeooo:paragraph-rsid="007d5082"/>
    </style:style>
    <style:style style:name="P12" style:family="paragraph" style:parent-style-name="Text_20_body">
      <style:text-properties fo:language="en" fo:country="US" officeooo:rsid="0053d387" officeooo:paragraph-rsid="0053d387"/>
    </style:style>
    <style:style style:name="P13" style:family="paragraph" style:parent-style-name="Text_20_body">
      <style:text-properties fo:language="en" fo:country="US" officeooo:rsid="0016c1e5" officeooo:paragraph-rsid="0016c1e5"/>
    </style:style>
    <style:style style:name="P14" style:family="paragraph" style:parent-style-name="Text_20_body">
      <style:text-properties fo:language="en" fo:country="US" officeooo:rsid="002d0487" officeooo:paragraph-rsid="002d0487"/>
    </style:style>
    <style:style style:name="P15" style:family="paragraph" style:parent-style-name="Title">
      <style:text-properties fo:language="en" fo:country="US"/>
    </style:style>
    <style:style style:name="P16" style:family="paragraph" style:parent-style-name="Heading_20_1">
      <style:text-properties fo:language="en" fo:country="US"/>
    </style:style>
    <style:style style:name="P17" style:family="paragraph" style:parent-style-name="Heading_20_1">
      <style:text-properties fo:language="en" fo:country="US" officeooo:rsid="0012abc5" officeooo:paragraph-rsid="0012abc5"/>
    </style:style>
    <style:style style:name="P18" style:family="paragraph" style:parent-style-name="Heading_20_1">
      <style:text-properties fo:language="en" fo:country="US" officeooo:paragraph-rsid="01198ad3"/>
    </style:style>
    <style:style style:name="P19" style:family="paragraph" style:parent-style-name="Heading_20_1">
      <style:text-properties style:font-name="Liberation Sans" fo:font-size="18.2000007629395pt" fo:language="en" fo:country="US" fo:font-weight="bold" officeooo:rsid="01198ad3" officeooo:paragraph-rsid="01198ad3" style:font-name-asian="Bitstream Vera Sans" style:font-size-asian="18.2000007629395pt" style:font-weight-asian="bold" style:font-name-complex="FreeSans" style:font-size-complex="18.2000007629395pt" style:font-weight-complex="bold"/>
    </style:style>
    <style:style style:name="P20" style:family="paragraph" style:parent-style-name="Heading_20_2">
      <style:text-properties fo:language="en" fo:country="US"/>
    </style:style>
    <style:style style:name="P21" style:family="paragraph" style:parent-style-name="Heading_20_2">
      <style:text-properties fo:language="en" fo:country="US" officeooo:rsid="0016c1e5" officeooo:paragraph-rsid="0016c1e5"/>
    </style:style>
    <style:style style:name="P22" style:family="paragraph" style:parent-style-name="Heading_20_2">
      <style:text-properties fo:language="en" fo:country="US" officeooo:paragraph-rsid="01558f38"/>
    </style:style>
    <style:style style:name="P23" style:family="paragraph" style:parent-style-name="Heading_20_3">
      <style:text-properties fo:language="en" fo:country="US"/>
    </style:style>
    <style:style style:name="P24" style:family="paragraph" style:parent-style-name="Heading_20_3">
      <style:text-properties fo:language="en" fo:country="US" officeooo:paragraph-rsid="0012abc5"/>
    </style:style>
    <style:style style:name="P25" style:family="paragraph" style:parent-style-name="Heading_20_3">
      <style:text-properties fo:language="en" fo:country="US" officeooo:paragraph-rsid="014a1127"/>
    </style:style>
    <style:style style:name="P26" style:family="paragraph" style:parent-style-name="Heading_20_3">
      <style:text-properties style:font-name="Liberation Sans" fo:font-size="14.1000003814697pt" fo:language="en" fo:country="US" fo:font-weight="bold" officeooo:rsid="016c7962" officeooo:paragraph-rsid="016c7962" style:font-name-asian="Bitstream Vera Sans" style:font-size-asian="14.1000003814697pt" style:font-weight-asian="bold" style:font-name-complex="FreeSans" style:font-size-complex="14.1000003814697pt" style:font-weight-complex="bold"/>
    </style:style>
    <style:style style:name="P27" style:family="paragraph" style:parent-style-name="Heading_20_3">
      <style:text-properties style:font-name="Liberation Sans" fo:font-size="14.1000003814697pt" fo:language="en" fo:country="US" fo:font-weight="bold" officeooo:rsid="0128fd1d" officeooo:paragraph-rsid="0128fd1d" style:font-name-asian="Bitstream Vera Sans" style:font-size-asian="14.1000003814697pt" style:font-weight-asian="bold" style:font-name-complex="FreeSans" style:font-size-complex="14.1000003814697pt" style:font-weight-complex="bold"/>
    </style:style>
    <style:style style:name="P28" style:family="paragraph" style:parent-style-name="Standard" style:list-style-name="L5">
      <style:text-properties fo:language="en" fo:country="US" fo:font-weight="normal" officeooo:rsid="00b6551e" officeooo:paragraph-rsid="00b6551e" style:font-weight-asian="normal" style:font-weight-complex="normal"/>
    </style:style>
    <style:style style:name="P29" style:family="paragraph" style:parent-style-name="Standard" style:list-style-name="L5">
      <style:text-properties fo:language="en" fo:country="US" fo:font-weight="normal" officeooo:rsid="00b6551e" officeooo:paragraph-rsid="011acf5e" style:font-weight-asian="normal" style:font-weight-complex="normal"/>
    </style:style>
    <style:style style:name="P30" style:family="paragraph" style:parent-style-name="Standard">
      <style:text-properties fo:language="en" fo:country="US" fo:font-weight="normal" officeooo:rsid="011acf5e" officeooo:paragraph-rsid="011acf5e" style:font-weight-asian="normal" style:font-weight-complex="normal"/>
    </style:style>
    <style:style style:name="P31" style:family="paragraph" style:parent-style-name="Standard">
      <style:text-properties fo:language="en" fo:country="US" fo:font-weight="normal" officeooo:rsid="011b1426" officeooo:paragraph-rsid="011b1426" style:font-weight-asian="normal" style:font-weight-complex="normal"/>
    </style:style>
    <style:style style:name="P32" style:family="paragraph" style:parent-style-name="Standard" style:list-style-name="L5">
      <style:text-properties fo:language="en" fo:country="US" officeooo:rsid="00b6551e" officeooo:paragraph-rsid="011a7db5"/>
    </style:style>
    <style:style style:name="P33" style:family="paragraph" style:parent-style-name="Standard">
      <style:text-properties fo:language="en" fo:country="US" officeooo:rsid="00b6551e" officeooo:paragraph-rsid="011a7db5"/>
    </style:style>
    <style:style style:name="P34" style:family="paragraph" style:parent-style-name="Standard">
      <style:text-properties fo:language="en" fo:country="US" officeooo:rsid="00b6551e" officeooo:paragraph-rsid="011acf5e"/>
    </style:style>
    <style:style style:name="P35" style:family="paragraph" style:parent-style-name="Standard">
      <style:text-properties fo:language="en" fo:country="US" officeooo:rsid="0012580f" officeooo:paragraph-rsid="0012580f"/>
    </style:style>
    <style:style style:name="P36" style:family="paragraph" style:parent-style-name="Standard">
      <style:text-properties fo:language="en" fo:country="US" officeooo:rsid="00581288" officeooo:paragraph-rsid="00581288"/>
    </style:style>
    <style:style style:name="P37" style:family="paragraph" style:parent-style-name="Standard">
      <style:text-properties fo:language="en" fo:country="US" officeooo:rsid="00581288" officeooo:paragraph-rsid="011acf5e"/>
    </style:style>
    <style:style style:name="P38" style:family="paragraph" style:parent-style-name="Standard">
      <style:text-properties fo:language="en" fo:country="US" fo:font-weight="bold" officeooo:rsid="0012580f" officeooo:paragraph-rsid="0012580f" style:font-weight-asian="bold" style:font-weight-complex="bold"/>
    </style:style>
    <style:style style:name="P39" style:family="paragraph" style:parent-style-name="Standard">
      <style:text-properties fo:language="en" fo:country="US" officeooo:rsid="014777cd" officeooo:paragraph-rsid="014a1127"/>
    </style:style>
    <style:style style:name="P40" style:family="paragraph" style:parent-style-name="Standard">
      <style:text-properties fo:language="en" fo:country="US" officeooo:rsid="00cd53c1" officeooo:paragraph-rsid="014a1127"/>
    </style:style>
    <style:style style:name="P41" style:family="paragraph" style:parent-style-name="Standard">
      <style:text-properties fo:language="en" fo:country="US" officeooo:rsid="016d5f0b" officeooo:paragraph-rsid="016d5f0b"/>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officeooo:rsid="0168803a" officeooo:paragraph-rsid="0168803a"/>
    </style:style>
    <style:style style:name="P44" style:family="paragraph" style:parent-style-name="Table_20_Contents">
      <style:paragraph-properties fo:text-align="justify" style:justify-single-word="false"/>
      <style:text-properties officeooo:rsid="0178eaa7" officeooo:paragraph-rsid="0178eaa7"/>
    </style:style>
    <style:style style:name="P45" style:family="paragraph" style:parent-style-name="Text_20_body">
      <style:text-properties fo:language="en" fo:country="US"/>
    </style:style>
    <style:style style:name="P46" style:family="paragraph" style:parent-style-name="Text_20_body" style:list-style-name="L1">
      <style:text-properties fo:language="en" fo:country="US" officeooo:rsid="002fa990" officeooo:paragraph-rsid="00ca7ae2"/>
    </style:style>
    <style:style style:name="P47" style:family="paragraph" style:parent-style-name="Text_20_body" style:list-style-name="L1">
      <style:text-properties fo:language="en" fo:country="US" officeooo:rsid="002fa990" officeooo:paragraph-rsid="002fa990"/>
    </style:style>
    <style:style style:name="P48" style:family="paragraph" style:parent-style-name="Text_20_body" style:list-style-name="L1">
      <style:text-properties fo:language="en" fo:country="US" officeooo:rsid="003378de" officeooo:paragraph-rsid="003378de"/>
    </style:style>
    <style:style style:name="P49" style:family="paragraph" style:parent-style-name="Text_20_body" style:list-style-name="L1">
      <style:text-properties fo:language="en" fo:country="US" officeooo:rsid="00345e5b" officeooo:paragraph-rsid="00345e5b"/>
    </style:style>
    <style:style style:name="P50" style:family="paragraph" style:parent-style-name="Text_20_body" style:list-style-name="L1">
      <style:text-properties fo:language="en" fo:country="US" officeooo:rsid="0038e06b" officeooo:paragraph-rsid="0038e06b"/>
    </style:style>
    <style:style style:name="P51" style:family="paragraph" style:parent-style-name="Text_20_body" style:list-style-name="L1">
      <style:text-properties fo:language="en" fo:country="US" officeooo:rsid="003b4031" officeooo:paragraph-rsid="003b4031"/>
    </style:style>
    <style:style style:name="P52" style:family="paragraph" style:parent-style-name="Text_20_body" style:list-style-name="L2">
      <style:text-properties fo:language="en" fo:country="US" officeooo:rsid="006060a3" officeooo:paragraph-rsid="006060a3"/>
    </style:style>
    <style:style style:name="P53" style:family="paragraph" style:parent-style-name="Text_20_body" style:list-style-name="L2">
      <style:text-properties fo:language="en" fo:country="US" officeooo:rsid="0062c314" officeooo:paragraph-rsid="0062c314"/>
    </style:style>
    <style:style style:name="P54" style:family="paragraph" style:parent-style-name="Text_20_body" style:list-style-name="L2">
      <style:text-properties fo:language="en" fo:country="US" officeooo:rsid="00661221" officeooo:paragraph-rsid="00661221"/>
    </style:style>
    <style:style style:name="P55" style:family="paragraph" style:parent-style-name="Text_20_body" style:list-style-name="L3">
      <style:text-properties fo:language="en" fo:country="US" officeooo:rsid="002b3d04" officeooo:paragraph-rsid="002b3d04"/>
    </style:style>
    <style:style style:name="P56" style:family="paragraph" style:parent-style-name="Text_20_body" style:list-style-name="L3">
      <style:text-properties fo:language="en" fo:country="US" officeooo:rsid="002b3d04" officeooo:paragraph-rsid="00c2bfa4"/>
    </style:style>
    <style:style style:name="P57" style:family="paragraph" style:parent-style-name="Text_20_body" style:list-style-name="L3">
      <style:text-properties fo:language="en" fo:country="US" officeooo:rsid="002e235f" officeooo:paragraph-rsid="002e235f"/>
    </style:style>
    <style:style style:name="P58" style:family="paragraph" style:parent-style-name="Text_20_body" style:list-style-name="L4">
      <style:text-properties fo:language="en" fo:country="US" officeooo:rsid="0039b405" officeooo:paragraph-rsid="0039b405"/>
    </style:style>
    <style:style style:name="P59" style:family="paragraph" style:parent-style-name="Text_20_body" style:list-style-name="L4">
      <style:text-properties fo:language="en" fo:country="US" officeooo:rsid="0040ea25" officeooo:paragraph-rsid="0040ea25"/>
    </style:style>
    <style:style style:name="P60" style:family="paragraph" style:parent-style-name="Text_20_body" style:list-style-name="L4">
      <style:text-properties fo:language="en" fo:country="US" officeooo:rsid="004120b0" officeooo:paragraph-rsid="004120b0"/>
    </style:style>
    <style:style style:name="P61" style:family="paragraph" style:parent-style-name="Text_20_body" style:list-style-name="L4">
      <style:text-properties fo:language="en" fo:country="US" officeooo:rsid="0042b34e" officeooo:paragraph-rsid="0042b34e"/>
    </style:style>
    <style:style style:name="P62" style:family="paragraph" style:parent-style-name="Text_20_body" style:list-style-name="L4">
      <style:text-properties fo:language="en" fo:country="US" officeooo:rsid="00461d91" officeooo:paragraph-rsid="00461d91"/>
    </style:style>
    <style:style style:name="P63" style:family="paragraph" style:parent-style-name="Text_20_body">
      <style:text-properties fo:language="en" fo:country="US" officeooo:rsid="00461d91" officeooo:paragraph-rsid="00461d91"/>
    </style:style>
    <style:style style:name="P64" style:family="paragraph" style:parent-style-name="Text_20_body">
      <style:text-properties fo:language="en" fo:country="US" fo:font-weight="normal" officeooo:rsid="00dd3f46" officeooo:paragraph-rsid="00dd8889" style:font-weight-asian="normal" style:font-weight-complex="normal"/>
    </style:style>
    <style:style style:name="P65" style:family="paragraph" style:parent-style-name="Text_20_body">
      <style:text-properties fo:language="en" fo:country="US" fo:font-weight="normal" officeooo:rsid="00dd8889" officeooo:paragraph-rsid="00dd8889" style:font-weight-asian="normal" style:font-weight-complex="normal"/>
    </style:style>
    <style:style style:name="P66" style:family="paragraph" style:parent-style-name="Text_20_body">
      <style:text-properties fo:language="en" fo:country="US" fo:font-weight="normal" officeooo:rsid="00df8f76" officeooo:paragraph-rsid="00df8f76" style:font-weight-asian="normal" style:font-weight-complex="normal"/>
    </style:style>
    <style:style style:name="P67" style:family="paragraph" style:parent-style-name="Text_20_body" style:list-style-name="L10">
      <style:text-properties fo:language="en" fo:country="US" fo:font-weight="normal" officeooo:rsid="00df8f76" officeooo:paragraph-rsid="00df8f76" style:font-weight-asian="normal" style:font-weight-complex="normal"/>
    </style:style>
    <style:style style:name="P68" style:family="paragraph" style:parent-style-name="Text_20_body" style:list-style-name="L10">
      <style:text-properties fo:language="en" fo:country="US" fo:font-weight="normal" officeooo:rsid="00e1683f" officeooo:paragraph-rsid="00e1683f" style:font-weight-asian="normal" style:font-weight-complex="normal"/>
    </style:style>
    <style:style style:name="P69" style:family="paragraph" style:parent-style-name="Text_20_body">
      <style:text-properties fo:language="en" fo:country="US" fo:font-weight="normal" officeooo:rsid="00ebd554" officeooo:paragraph-rsid="00ebd554" style:font-weight-asian="normal" style:font-weight-complex="normal"/>
    </style:style>
    <style:style style:name="P70" style:family="paragraph" style:parent-style-name="Text_20_body" style:list-style-name="L8">
      <style:text-properties fo:language="en" fo:country="US" fo:font-weight="normal" officeooo:rsid="00ebd554" officeooo:paragraph-rsid="015465a4" style:font-weight-asian="normal" style:font-weight-complex="normal"/>
    </style:style>
    <style:style style:name="P71" style:family="paragraph" style:parent-style-name="Text_20_body">
      <style:text-properties fo:language="en" fo:country="US" fo:font-weight="normal" officeooo:rsid="00f90049" officeooo:paragraph-rsid="00f90049" style:font-weight-asian="normal" style:font-weight-complex="normal"/>
    </style:style>
    <style:style style:name="P72" style:family="paragraph" style:parent-style-name="Text_20_body">
      <style:text-properties fo:language="en" fo:country="US" fo:font-weight="normal" officeooo:rsid="00f90049" officeooo:paragraph-rsid="00fafba9" style:font-weight-asian="normal" style:font-weight-complex="normal"/>
    </style:style>
    <style:style style:name="P73" style:family="paragraph" style:parent-style-name="Text_20_body">
      <style:text-properties fo:language="en" fo:country="US" fo:font-weight="normal" officeooo:rsid="00fafba9" officeooo:paragraph-rsid="01014476" style:font-weight-asian="normal" style:font-weight-complex="normal"/>
    </style:style>
    <style:style style:name="P74" style:family="paragraph" style:parent-style-name="Text_20_body">
      <style:text-properties fo:language="en" fo:country="US" fo:font-weight="normal" officeooo:rsid="00fafba9" officeooo:paragraph-rsid="01017c3e" style:font-weight-asian="normal" style:font-weight-complex="normal"/>
    </style:style>
    <style:style style:name="P75" style:family="paragraph" style:parent-style-name="Text_20_body">
      <style:text-properties fo:language="en" fo:country="US" fo:font-weight="normal" officeooo:rsid="001a2d93" officeooo:paragraph-rsid="001cc9c5" style:font-weight-asian="normal" style:font-weight-complex="normal"/>
    </style:style>
    <style:style style:name="P76" style:family="paragraph" style:parent-style-name="Text_20_body">
      <style:text-properties fo:language="en" fo:country="US" fo:font-weight="normal" officeooo:rsid="001a2d93" officeooo:paragraph-rsid="001a2d93" style:font-weight-asian="normal" style:font-weight-complex="normal"/>
    </style:style>
    <style:style style:name="P77" style:family="paragraph" style:parent-style-name="Text_20_body">
      <style:text-properties fo:language="en" fo:country="US" fo:font-weight="normal" officeooo:rsid="010750a3" officeooo:paragraph-rsid="010750a3" style:font-weight-asian="normal" style:font-weight-complex="normal"/>
    </style:style>
    <style:style style:name="P78" style:family="paragraph" style:parent-style-name="Text_20_body">
      <style:text-properties fo:language="en" fo:country="US" fo:font-weight="normal" officeooo:rsid="011254fb" officeooo:paragraph-rsid="01198ad3" style:font-weight-asian="normal" style:font-weight-complex="normal"/>
    </style:style>
    <style:style style:name="P79" style:family="paragraph" style:parent-style-name="Text_20_body">
      <style:text-properties fo:language="en" fo:country="US" fo:font-weight="normal" officeooo:rsid="01173fbc" officeooo:paragraph-rsid="01198ad3" style:font-weight-asian="normal" style:font-weight-complex="normal"/>
    </style:style>
    <style:style style:name="P80" style:family="paragraph" style:parent-style-name="Text_20_body">
      <style:text-properties fo:language="en" fo:country="US" fo:font-weight="normal" officeooo:rsid="004dcdca" officeooo:paragraph-rsid="001583b2" style:font-weight-asian="normal" style:font-weight-complex="normal"/>
    </style:style>
    <style:style style:name="P81" style:family="paragraph" style:parent-style-name="Text_20_body">
      <style:paragraph-properties fo:text-align="justify" style:justify-single-word="false"/>
      <style:text-properties fo:language="en" fo:country="US" fo:font-weight="normal" officeooo:rsid="004dcdca" officeooo:paragraph-rsid="0168803a" style:font-weight-asian="normal" style:font-weight-complex="normal"/>
    </style:style>
    <style:style style:name="P82" style:family="paragraph" style:parent-style-name="Text_20_body">
      <style:text-properties fo:language="en" fo:country="US" fo:font-weight="normal" officeooo:rsid="004dcdca" officeooo:paragraph-rsid="0168803a" style:font-weight-asian="normal" style:font-weight-complex="normal"/>
    </style:style>
    <style:style style:name="P83" style:family="paragraph" style:parent-style-name="Text_20_body">
      <style:text-properties fo:language="en" fo:country="US" fo:font-weight="normal" officeooo:rsid="0117663e" officeooo:paragraph-rsid="0168803a" style:font-weight-asian="normal" style:font-weight-complex="normal"/>
    </style:style>
    <style:style style:name="P84" style:family="paragraph" style:parent-style-name="Text_20_body">
      <style:text-properties fo:language="en" fo:country="US" fo:font-weight="normal" officeooo:rsid="001583b2" officeooo:paragraph-rsid="0168803a" style:font-weight-asian="normal" style:font-weight-complex="normal"/>
    </style:style>
    <style:style style:name="P85" style:family="paragraph" style:parent-style-name="Text_20_body">
      <style:text-properties fo:language="en" fo:country="US" fo:font-weight="normal" officeooo:rsid="005ebec9" officeooo:paragraph-rsid="005ebec9" style:font-weight-asian="normal" style:font-weight-complex="normal"/>
    </style:style>
    <style:style style:name="P86" style:family="paragraph" style:parent-style-name="Text_20_body">
      <style:text-properties fo:language="en" fo:country="US" fo:font-weight="normal" officeooo:rsid="005ebec9" officeooo:paragraph-rsid="005f2c09" style:font-weight-asian="normal" style:font-weight-complex="normal"/>
    </style:style>
    <style:style style:name="P87" style:family="paragraph" style:parent-style-name="Text_20_body">
      <style:text-properties fo:language="en" fo:country="US" fo:font-weight="normal" officeooo:rsid="011c7718" officeooo:paragraph-rsid="011c7718" style:font-weight-asian="normal" style:font-weight-complex="normal"/>
    </style:style>
    <style:style style:name="P88" style:family="paragraph" style:parent-style-name="Text_20_body">
      <style:text-properties fo:language="en" fo:country="US" fo:font-weight="normal" officeooo:rsid="007f22ec" officeooo:paragraph-rsid="007f22ec" style:font-weight-asian="normal" style:font-weight-complex="normal"/>
    </style:style>
    <style:style style:name="P89" style:family="paragraph" style:parent-style-name="Text_20_body">
      <style:text-properties fo:language="en" fo:country="US" fo:font-weight="normal" officeooo:rsid="0128fd1d" officeooo:paragraph-rsid="0128fd1d" style:font-weight-asian="normal" style:font-weight-complex="normal"/>
    </style:style>
    <style:style style:name="P90" style:family="paragraph" style:parent-style-name="Text_20_body">
      <style:text-properties fo:language="en" fo:country="US" fo:font-weight="normal" officeooo:rsid="012a2795" officeooo:paragraph-rsid="012a2795" style:font-weight-asian="normal" style:font-weight-complex="normal"/>
    </style:style>
    <style:style style:name="P91" style:family="paragraph" style:parent-style-name="Text_20_body">
      <style:text-properties fo:language="en" fo:country="US" fo:font-weight="normal" officeooo:rsid="0132fbb1" officeooo:paragraph-rsid="0132fbb1" style:font-weight-asian="normal" style:font-weight-complex="normal"/>
    </style:style>
    <style:style style:name="P92" style:family="paragraph" style:parent-style-name="Text_20_body">
      <style:text-properties fo:language="en" fo:country="US" fo:font-weight="normal" officeooo:rsid="0012abc5" officeooo:paragraph-rsid="0012abc5" style:font-weight-asian="normal" style:font-weight-complex="normal"/>
    </style:style>
    <style:style style:name="P93" style:family="paragraph" style:parent-style-name="Text_20_body">
      <style:text-properties fo:language="en" fo:country="US" fo:font-weight="normal" officeooo:rsid="0012abc5" officeooo:paragraph-rsid="013c1bd6" style:font-weight-asian="normal" style:font-weight-complex="normal"/>
    </style:style>
    <style:style style:name="P94" style:family="paragraph" style:parent-style-name="Text_20_body">
      <style:text-properties fo:language="en" fo:country="US" fo:font-weight="normal" officeooo:rsid="013baf06" officeooo:paragraph-rsid="013baf06" style:font-weight-asian="normal" style:font-weight-complex="normal"/>
    </style:style>
    <style:style style:name="P95" style:family="paragraph" style:parent-style-name="Text_20_body">
      <style:text-properties fo:language="en" fo:country="US" fo:font-weight="normal" officeooo:rsid="013c1bd6" officeooo:paragraph-rsid="013c1bd6" style:font-weight-asian="normal" style:font-weight-complex="normal"/>
    </style:style>
    <style:style style:name="P96" style:family="paragraph" style:parent-style-name="Text_20_body">
      <style:text-properties fo:language="en" fo:country="US" fo:font-weight="normal" officeooo:rsid="013dbdb3" officeooo:paragraph-rsid="013dbdb3" style:font-weight-asian="normal" style:font-weight-complex="normal"/>
    </style:style>
    <style:style style:name="P97" style:family="paragraph" style:parent-style-name="Text_20_body" style:list-style-name="L8">
      <style:text-properties fo:language="en" fo:country="US" fo:font-weight="normal" officeooo:rsid="01564dfc" officeooo:paragraph-rsid="01564dfc" style:font-weight-asian="normal" style:font-weight-complex="normal"/>
    </style:style>
    <style:style style:name="P98" style:family="paragraph" style:parent-style-name="Text_20_body">
      <style:text-properties fo:language="en" fo:country="US" fo:font-weight="normal" officeooo:rsid="01582632" officeooo:paragraph-rsid="01582632" style:font-weight-asian="normal" style:font-weight-complex="normal"/>
    </style:style>
    <style:style style:name="P99" style:family="paragraph" style:parent-style-name="Text_20_body">
      <style:text-properties fo:language="en" fo:country="US" fo:font-weight="normal" officeooo:rsid="01582632" officeooo:paragraph-rsid="015c5143" style:font-weight-asian="normal" style:font-weight-complex="normal"/>
    </style:style>
    <style:style style:name="P100" style:family="paragraph" style:parent-style-name="Text_20_body">
      <style:text-properties fo:language="en" fo:country="US" fo:font-weight="normal" officeooo:rsid="015a9315" officeooo:paragraph-rsid="015a9315" style:font-weight-asian="normal" style:font-weight-complex="normal"/>
    </style:style>
    <style:style style:name="P101" style:family="paragraph" style:parent-style-name="Text_20_body" style:list-style-name="L8">
      <style:text-properties fo:language="en" fo:country="US" fo:font-weight="normal" officeooo:rsid="015f596c" officeooo:paragraph-rsid="015f596c" style:font-weight-asian="normal" style:font-weight-complex="normal"/>
    </style:style>
    <style:style style:name="P102" style:family="paragraph" style:parent-style-name="Text_20_body">
      <style:text-properties fo:language="en" fo:country="US" fo:font-weight="normal" officeooo:rsid="01612860" officeooo:paragraph-rsid="01612860" style:font-weight-asian="normal" style:font-weight-complex="normal"/>
    </style:style>
    <style:style style:name="P103" style:family="paragraph" style:parent-style-name="Text_20_body">
      <style:text-properties fo:language="en" fo:country="US" fo:font-weight="normal" officeooo:rsid="01612860" officeooo:paragraph-rsid="0183540e" style:font-weight-asian="normal" style:font-weight-complex="normal"/>
    </style:style>
    <style:style style:name="P104" style:family="paragraph" style:parent-style-name="Text_20_body">
      <style:text-properties fo:language="en" fo:country="US" fo:font-weight="normal" officeooo:rsid="0162812d" officeooo:paragraph-rsid="0162812d" style:font-weight-asian="normal" style:font-weight-complex="normal"/>
    </style:style>
    <style:style style:name="P105" style:family="paragraph" style:parent-style-name="Text_20_body">
      <style:text-properties fo:language="en" fo:country="US" fo:font-weight="normal" officeooo:rsid="01663c4c" officeooo:paragraph-rsid="01663c4c" style:font-weight-asian="normal" style:font-weight-complex="normal"/>
    </style:style>
    <style:style style:name="P106" style:family="paragraph" style:parent-style-name="Text_20_body">
      <style:text-properties fo:language="en" fo:country="US" fo:font-weight="normal" officeooo:rsid="0024ffe8" officeooo:paragraph-rsid="0168803a" style:font-weight-asian="normal" style:font-weight-complex="normal"/>
    </style:style>
    <style:style style:name="P107" style:family="paragraph" style:parent-style-name="Text_20_body">
      <style:text-properties fo:language="en" fo:country="US" fo:font-weight="normal" officeooo:rsid="01692f61" officeooo:paragraph-rsid="01692f61" style:font-weight-asian="normal" style:font-weight-complex="normal"/>
    </style:style>
    <style:style style:name="P108" style:family="paragraph" style:parent-style-name="Text_20_body">
      <style:text-properties fo:language="en" fo:country="US" fo:font-weight="normal" officeooo:rsid="002c2d42" officeooo:paragraph-rsid="002c2d42" style:font-weight-asian="normal" style:font-weight-complex="normal"/>
    </style:style>
    <style:style style:name="P109" style:family="paragraph" style:parent-style-name="Text_20_body">
      <style:text-properties fo:language="en" fo:country="US" fo:font-weight="normal" officeooo:rsid="01739a16" officeooo:paragraph-rsid="01739a16" style:font-weight-asian="normal" style:font-weight-complex="normal"/>
    </style:style>
    <style:style style:name="P110" style:family="paragraph" style:parent-style-name="Text_20_body">
      <style:text-properties fo:language="en" fo:country="US" fo:font-weight="normal" officeooo:rsid="0174e96e" officeooo:paragraph-rsid="0174e96e" style:font-weight-asian="normal" style:font-weight-complex="normal"/>
    </style:style>
    <style:style style:name="P111" style:family="paragraph" style:parent-style-name="Text_20_body">
      <style:text-properties fo:language="en" fo:country="US" fo:font-weight="normal" officeooo:rsid="0175a85f" officeooo:paragraph-rsid="0175a85f" style:font-weight-asian="normal" style:font-weight-complex="normal"/>
    </style:style>
    <style:style style:name="P112" style:family="paragraph" style:parent-style-name="Text_20_body">
      <style:text-properties fo:language="en" fo:country="US" fo:font-weight="normal" officeooo:rsid="0175c5fa" officeooo:paragraph-rsid="0175c5fa" style:font-weight-asian="normal" style:font-weight-complex="normal"/>
    </style:style>
    <style:style style:name="P113" style:family="paragraph" style:parent-style-name="Text_20_body" style:list-style-name="L8">
      <style:text-properties fo:language="en" fo:country="US" fo:font-weight="normal" officeooo:rsid="017a8e6e" officeooo:paragraph-rsid="017a8e6e" style:font-weight-asian="normal" style:font-weight-complex="normal"/>
    </style:style>
    <style:style style:name="P114" style:family="paragraph" style:parent-style-name="Text_20_body">
      <style:text-properties fo:language="en" fo:country="US" fo:font-weight="normal" officeooo:rsid="017ca73a" officeooo:paragraph-rsid="017ca73a" style:font-weight-asian="normal" style:font-weight-complex="normal"/>
    </style:style>
    <style:style style:name="P115" style:family="paragraph" style:parent-style-name="Text_20_body" style:list-style-name="L7">
      <style:text-properties fo:language="en" fo:country="US" officeooo:rsid="0089c1f6" officeooo:paragraph-rsid="0089c1f6"/>
    </style:style>
    <style:style style:name="P116" style:family="paragraph" style:parent-style-name="Text_20_body" style:list-style-name="L8">
      <style:text-properties fo:language="en" fo:country="US" officeooo:rsid="00c87f0b" officeooo:paragraph-rsid="00c87f0b"/>
    </style:style>
    <style:style style:name="P117" style:family="paragraph" style:parent-style-name="Text_20_body" style:list-style-name="L8">
      <style:text-properties fo:language="en" fo:country="US" officeooo:rsid="00dd3f46" officeooo:paragraph-rsid="00dd3f46"/>
    </style:style>
    <style:style style:name="P118" style:family="paragraph" style:parent-style-name="Text_20_body" style:list-style-name="L8">
      <style:text-properties fo:language="en" fo:country="US" officeooo:rsid="00dd3f46" officeooo:paragraph-rsid="0104a675"/>
    </style:style>
    <style:style style:name="P119" style:family="paragraph" style:parent-style-name="Text_20_body">
      <style:text-properties fo:language="en" fo:country="US" officeooo:rsid="00b9f358" officeooo:paragraph-rsid="00c2bfa4"/>
    </style:style>
    <style:style style:name="P120" style:family="paragraph" style:parent-style-name="Text_20_body">
      <style:text-properties fo:language="en" fo:country="US" officeooo:rsid="00b9f358" officeooo:paragraph-rsid="013f077f"/>
    </style:style>
    <style:style style:name="P121" style:family="paragraph" style:parent-style-name="Text_20_body">
      <style:text-properties fo:language="en" fo:country="US" officeooo:rsid="00b9f358" officeooo:paragraph-rsid="014054f8"/>
    </style:style>
    <style:style style:name="P122" style:family="paragraph" style:parent-style-name="Text_20_body">
      <style:text-properties fo:language="en" fo:country="US" officeooo:rsid="00f90049" officeooo:paragraph-rsid="00fafba9"/>
    </style:style>
    <style:style style:name="P123" style:family="paragraph" style:parent-style-name="Text_20_body" style:list-style-name="L8">
      <style:text-properties fo:language="en" fo:country="US" officeooo:rsid="0104a675" officeooo:paragraph-rsid="0104a675"/>
    </style:style>
    <style:style style:name="P124" style:family="paragraph" style:parent-style-name="Text_20_body">
      <style:text-properties fo:language="en" fo:country="US" fo:font-weight="bold" officeooo:rsid="010f5a20" officeooo:paragraph-rsid="010f5a20" style:font-weight-asian="bold" style:font-weight-complex="bold"/>
    </style:style>
    <style:style style:name="P125" style:family="paragraph" style:parent-style-name="Text_20_body">
      <style:text-properties fo:language="en" fo:country="US" fo:font-weight="bold" officeooo:rsid="00c0b151" officeooo:paragraph-rsid="013f077f" style:font-weight-asian="bold" style:font-weight-complex="bold"/>
    </style:style>
    <style:style style:name="P126" style:family="paragraph" style:parent-style-name="Text_20_body" style:list-style-name="L8">
      <style:text-properties fo:language="en" fo:country="US" officeooo:rsid="01105966" officeooo:paragraph-rsid="01105966"/>
    </style:style>
    <style:style style:name="P127" style:family="paragraph" style:parent-style-name="Text_20_body">
      <style:text-properties fo:language="en" fo:country="US" officeooo:rsid="0052b8e9" officeooo:paragraph-rsid="0052b8e9"/>
    </style:style>
    <style:style style:name="P128" style:family="paragraph" style:parent-style-name="Text_20_body" style:list-style-name="L8">
      <style:text-properties fo:language="en" fo:country="US" officeooo:rsid="013431e9" officeooo:paragraph-rsid="013431e9"/>
    </style:style>
    <style:style style:name="P129" style:family="paragraph" style:parent-style-name="Text_20_body">
      <style:text-properties fo:language="en" fo:country="US" officeooo:rsid="013f077f" officeooo:paragraph-rsid="013f077f"/>
    </style:style>
    <style:style style:name="P130" style:family="paragraph" style:parent-style-name="Text_20_body">
      <style:text-properties fo:language="en" fo:country="US" officeooo:rsid="01414b94" officeooo:paragraph-rsid="01414b94"/>
    </style:style>
    <style:style style:name="P131" style:family="paragraph" style:parent-style-name="Text_20_body">
      <style:text-properties fo:language="en" fo:country="US" officeooo:rsid="011c7718" officeooo:paragraph-rsid="011c7718"/>
    </style:style>
    <style:style style:name="P132" style:family="paragraph" style:parent-style-name="Text_20_body">
      <style:text-properties fo:language="en" fo:country="US" officeooo:paragraph-rsid="011c7718"/>
    </style:style>
    <style:style style:name="P133" style:family="paragraph" style:parent-style-name="Text_20_body">
      <style:text-properties fo:language="en" fo:country="US" officeooo:rsid="011b1426" officeooo:paragraph-rsid="011b1426"/>
    </style:style>
    <style:style style:name="P134" style:family="paragraph" style:parent-style-name="Text_20_body">
      <style:text-properties fo:language="en" fo:country="US" officeooo:rsid="0133e3a8" officeooo:paragraph-rsid="0133e3a8"/>
    </style:style>
    <style:style style:name="P135" style:family="paragraph" style:parent-style-name="Text_20_body">
      <style:text-properties fo:language="en" fo:country="US" officeooo:rsid="0133e3a8" officeooo:paragraph-rsid="0185683b"/>
    </style:style>
    <style:style style:name="P136" style:family="paragraph" style:parent-style-name="Text_20_body">
      <style:text-properties fo:language="en" fo:country="US" officeooo:rsid="012c0e7d" officeooo:paragraph-rsid="012c0e7d"/>
    </style:style>
    <style:style style:name="P137" style:family="paragraph" style:parent-style-name="Text_20_body">
      <style:text-properties fo:language="en" fo:country="US" officeooo:rsid="01470a90" officeooo:paragraph-rsid="01470a90"/>
    </style:style>
    <style:style style:name="P138" style:family="paragraph" style:parent-style-name="Text_20_body">
      <style:text-properties fo:language="en" fo:country="US" officeooo:rsid="014eff87" officeooo:paragraph-rsid="014eff87"/>
    </style:style>
    <style:style style:name="P139" style:family="paragraph" style:parent-style-name="Text_20_body">
      <style:text-properties fo:language="en" fo:country="US" officeooo:rsid="0016c1e5" officeooo:paragraph-rsid="0016c1e5"/>
    </style:style>
    <style:style style:name="P140" style:family="paragraph" style:parent-style-name="Text_20_body">
      <style:text-properties fo:language="en" fo:country="US" officeooo:rsid="0016c1e5" officeooo:paragraph-rsid="01558f38"/>
    </style:style>
    <style:style style:name="P141" style:family="paragraph" style:parent-style-name="Text_20_body">
      <style:text-properties fo:language="en" fo:country="US" officeooo:rsid="0169c9db" officeooo:paragraph-rsid="0169c9db"/>
    </style:style>
    <style:style style:name="P142" style:family="paragraph" style:parent-style-name="Text_20_body">
      <style:text-properties fo:language="en" fo:country="US" officeooo:rsid="016eb483" officeooo:paragraph-rsid="016eb483"/>
    </style:style>
    <style:style style:name="P143" style:family="paragraph" style:parent-style-name="Text_20_body">
      <style:text-properties fo:language="en" fo:country="US" officeooo:rsid="01850796" officeooo:paragraph-rsid="01850796"/>
    </style:style>
    <style:style style:name="P144" style:family="paragraph" style:parent-style-name="Text_20_body">
      <style:text-properties fo:language="en" fo:country="US" officeooo:rsid="018be783" officeooo:paragraph-rsid="018be783"/>
    </style:style>
    <style:style style:name="P145" style:family="paragraph" style:parent-style-name="Text_20_body">
      <style:text-properties fo:language="en" fo:country="US" officeooo:rsid="0190475c" officeooo:paragraph-rsid="0190475c"/>
    </style:style>
    <style:style style:name="P146" style:family="paragraph" style:parent-style-name="Text_20_body">
      <style:text-properties fo:language="en" fo:country="US" officeooo:rsid="019108d7" officeooo:paragraph-rsid="019108d7"/>
    </style:style>
    <style:style style:name="P147" style:family="paragraph" style:parent-style-name="Text_20_body">
      <style:text-properties style:text-line-through-style="solid" style:text-line-through-type="single" fo:language="en" fo:country="US" fo:font-weight="normal" officeooo:rsid="0136cffa" officeooo:paragraph-rsid="0136cffa" style:font-weight-asian="normal" style:font-weight-complex="normal"/>
    </style:style>
    <style:style style:name="P148" style:family="paragraph" style:parent-style-name="Text_20_body">
      <style:text-properties officeooo:rsid="0168803a" officeooo:paragraph-rsid="0168803a"/>
    </style:style>
    <style:style style:name="P149" style:family="paragraph" style:parent-style-name="Text_20_body">
      <style:text-properties style:text-line-through-style="none" style:text-line-through-type="none" fo:language="en" fo:country="US" fo:font-weight="normal" officeooo:rsid="0186ad1b" officeooo:paragraph-rsid="0186ad1b" style:font-weight-asian="normal" style:font-weight-complex="normal"/>
    </style:style>
    <style:style style:name="P150" style:family="paragraph" style:parent-style-name="Text_20_body">
      <style:text-properties style:text-line-through-style="none" style:text-line-through-type="none" fo:language="en" fo:country="US" fo:font-weight="normal" officeooo:rsid="0189d313" officeooo:paragraph-rsid="0189d313" style:font-weight-asian="normal" style:font-weight-complex="normal"/>
    </style:style>
    <style:style style:name="T1" style:family="text">
      <style:text-properties officeooo:rsid="0021e155"/>
    </style:style>
    <style:style style:name="T2" style:family="text">
      <style:text-properties officeooo:rsid="002b7d5f"/>
    </style:style>
    <style:style style:name="T3" style:family="text">
      <style:text-properties officeooo:rsid="002db3a4"/>
    </style:style>
    <style:style style:name="T4" style:family="text">
      <style:text-properties officeooo:rsid="003042bb"/>
    </style:style>
    <style:style style:name="T5" style:family="text">
      <style:text-properties officeooo:rsid="003210df"/>
    </style:style>
    <style:style style:name="T6" style:family="text">
      <style:text-properties officeooo:rsid="0032e5e4"/>
    </style:style>
    <style:style style:name="T7" style:family="text">
      <style:text-properties officeooo:rsid="00338234"/>
    </style:style>
    <style:style style:name="T8" style:family="text">
      <style:text-properties officeooo:rsid="0034863e"/>
    </style:style>
    <style:style style:name="T9" style:family="text">
      <style:text-properties officeooo:rsid="0034f2e5"/>
    </style:style>
    <style:style style:name="T10" style:family="text">
      <style:text-properties officeooo:rsid="0036e4cf"/>
    </style:style>
    <style:style style:name="T11" style:family="text">
      <style:text-properties officeooo:rsid="00380ebf"/>
    </style:style>
    <style:style style:name="T12" style:family="text">
      <style:text-properties officeooo:rsid="003b4031"/>
    </style:style>
    <style:style style:name="T13" style:family="text">
      <style:text-properties officeooo:rsid="003cbc07"/>
    </style:style>
    <style:style style:name="T14" style:family="text">
      <style:text-properties officeooo:rsid="003cc67c"/>
    </style:style>
    <style:style style:name="T15" style:family="text">
      <style:text-properties officeooo:rsid="003e9d00"/>
    </style:style>
    <style:style style:name="T16" style:family="text">
      <style:text-properties officeooo:rsid="0042b34e"/>
    </style:style>
    <style:style style:name="T17" style:family="text">
      <style:text-properties officeooo:rsid="0042d87d"/>
    </style:style>
    <style:style style:name="T18" style:family="text">
      <style:text-properties officeooo:rsid="004331de"/>
    </style:style>
    <style:style style:name="T19" style:family="text">
      <style:text-properties officeooo:rsid="00442ab0"/>
    </style:style>
    <style:style style:name="T20" style:family="text">
      <style:text-properties officeooo:rsid="0047f3e4"/>
    </style:style>
    <style:style style:name="T21" style:family="text">
      <style:text-properties officeooo:rsid="004a34d5"/>
    </style:style>
    <style:style style:name="T22" style:family="text">
      <style:text-properties fo:font-weight="normal" style:font-weight-asian="normal" style:font-weight-complex="normal"/>
    </style:style>
    <style:style style:name="T23" style:family="text">
      <style:text-properties fo:font-weight="normal" officeooo:rsid="00fafba9" style:font-weight-asian="normal" style:font-weight-complex="normal"/>
    </style:style>
    <style:style style:name="T24" style:family="text">
      <style:text-properties fo:font-weight="normal" officeooo:rsid="01173fbc" style:font-weight-asian="normal" style:font-weight-complex="normal"/>
    </style:style>
    <style:style style:name="T25" style:family="text">
      <style:text-properties officeooo:rsid="0051d832"/>
    </style:style>
    <style:style style:name="T26" style:family="text">
      <style:text-properties officeooo:rsid="005dc970"/>
    </style:style>
    <style:style style:name="T27" style:family="text">
      <style:text-properties officeooo:rsid="005f2c09"/>
    </style:style>
    <style:style style:name="T28" style:family="text">
      <style:text-properties officeooo:rsid="005fdc23"/>
    </style:style>
    <style:style style:name="T29" style:family="text">
      <style:text-properties officeooo:rsid="00625eab"/>
    </style:style>
    <style:style style:name="T30" style:family="text">
      <style:text-properties officeooo:rsid="0062c314"/>
    </style:style>
    <style:style style:name="T31" style:family="text">
      <style:text-properties officeooo:rsid="0064ba96"/>
    </style:style>
    <style:style style:name="T32" style:family="text">
      <style:text-properties officeooo:rsid="0084cd45"/>
    </style:style>
    <style:style style:name="T33" style:family="text">
      <style:text-properties officeooo:rsid="0089f1f2"/>
    </style:style>
    <style:style style:name="T34" style:family="text">
      <style:text-properties style:font-name="Liberation Sans" fo:font-size="18.2000007629395pt" fo:font-weight="bold" officeooo:rsid="008a90af" style:font-name-asian="Bitstream Vera Sans" style:font-size-asian="18.2000007629395pt" style:font-weight-asian="bold" style:font-name-complex="FreeSans" style:font-size-complex="18.2000007629395pt" style:font-weight-complex="bold"/>
    </style:style>
    <style:style style:name="T35" style:family="text">
      <style:text-properties officeooo:rsid="00bfafa9"/>
    </style:style>
    <style:style style:name="T36" style:family="text">
      <style:text-properties fo:language="en" fo:country="US"/>
    </style:style>
    <style:style style:name="T37" style:family="text">
      <style:text-properties officeooo:rsid="00b5a589"/>
    </style:style>
    <style:style style:name="T38" style:family="text">
      <style:text-properties officeooo:rsid="00c39736"/>
    </style:style>
    <style:style style:name="T39" style:family="text">
      <style:text-properties officeooo:rsid="00bbecbd"/>
    </style:style>
    <style:style style:name="T40" style:family="text">
      <style:text-properties officeooo:rsid="00c996ad"/>
    </style:style>
    <style:style style:name="T41" style:family="text">
      <style:text-properties officeooo:rsid="00dd8889"/>
    </style:style>
    <style:style style:name="T42" style:family="text">
      <style:text-properties officeooo:rsid="00df3038"/>
    </style:style>
    <style:style style:name="T43" style:family="text">
      <style:text-properties officeooo:rsid="00e220cd"/>
    </style:style>
    <style:style style:name="T44" style:family="text">
      <style:text-properties fo:font-weight="bold" style:font-weight-asian="bold" style:font-weight-complex="bold"/>
    </style:style>
    <style:style style:name="T45" style:family="text">
      <style:text-properties fo:font-weight="bold" officeooo:rsid="00e220cd" style:font-weight-asian="bold" style:font-weight-complex="bold"/>
    </style:style>
    <style:style style:name="T46" style:family="text">
      <style:text-properties fo:font-weight="bold" officeooo:rsid="00f2c395" style:font-weight-asian="bold" style:font-weight-complex="bold"/>
    </style:style>
    <style:style style:name="T47" style:family="text">
      <style:text-properties fo:font-weight="bold" officeooo:rsid="00f4726d" style:font-weight-asian="bold" style:font-weight-complex="bold"/>
    </style:style>
    <style:style style:name="T48" style:family="text">
      <style:text-properties fo:font-weight="bold" officeooo:rsid="00ff5c65" style:font-weight-asian="bold" style:font-weight-complex="bold"/>
    </style:style>
    <style:style style:name="T49" style:family="text">
      <style:text-properties officeooo:rsid="00e351a6"/>
    </style:style>
    <style:style style:name="T50" style:family="text">
      <style:text-properties officeooo:rsid="00e3e6d8"/>
    </style:style>
    <style:style style:name="T51" style:family="text">
      <style:text-properties officeooo:rsid="00e4f973"/>
    </style:style>
    <style:style style:name="T52" style:family="text">
      <style:text-properties officeooo:rsid="00ed2988"/>
    </style:style>
    <style:style style:name="T53" style:family="text">
      <style:text-properties officeooo:rsid="00ef6aad"/>
    </style:style>
    <style:style style:name="T54" style:family="text">
      <style:text-properties officeooo:rsid="00f09dfe"/>
    </style:style>
    <style:style style:name="T55" style:family="text">
      <style:text-properties officeooo:rsid="00f2c395"/>
    </style:style>
    <style:style style:name="T56" style:family="text">
      <style:text-properties officeooo:rsid="00f3574e"/>
    </style:style>
    <style:style style:name="T57" style:family="text">
      <style:text-properties officeooo:rsid="00f617ec"/>
    </style:style>
    <style:style style:name="T58" style:family="text">
      <style:text-properties officeooo:rsid="00fc5665"/>
    </style:style>
    <style:style style:name="T59" style:family="text">
      <style:text-properties officeooo:rsid="00fd78b8"/>
    </style:style>
    <style:style style:name="T60" style:family="text">
      <style:text-properties officeooo:rsid="00ff5c65"/>
    </style:style>
    <style:style style:name="T61" style:family="text">
      <style:text-properties officeooo:rsid="0102cb6b"/>
    </style:style>
    <style:style style:name="T62" style:family="text">
      <style:text-properties officeooo:rsid="010309a2"/>
    </style:style>
    <style:style style:name="T63" style:family="text">
      <style:text-properties officeooo:rsid="01053011"/>
    </style:style>
    <style:style style:name="T64" style:family="text">
      <style:text-properties officeooo:rsid="0105d4dd"/>
    </style:style>
    <style:style style:name="T65" style:family="text">
      <style:text-properties officeooo:rsid="0106325f"/>
    </style:style>
    <style:style style:name="T66" style:family="text">
      <style:text-properties officeooo:rsid="01081c4b"/>
    </style:style>
    <style:style style:name="T67" style:family="text">
      <style:text-properties officeooo:rsid="0108adf3"/>
    </style:style>
    <style:style style:name="T68" style:family="text">
      <style:text-properties officeooo:rsid="010a4d39"/>
    </style:style>
    <style:style style:name="T69" style:family="text">
      <style:text-properties officeooo:rsid="010bef84"/>
    </style:style>
    <style:style style:name="T70" style:family="text">
      <style:text-properties officeooo:rsid="010f920c"/>
    </style:style>
    <style:style style:name="T71" style:family="text">
      <style:text-properties officeooo:rsid="01130dba"/>
    </style:style>
    <style:style style:name="T72" style:family="text">
      <style:text-properties officeooo:rsid="011500fd"/>
    </style:style>
    <style:style style:name="T73" style:family="text">
      <style:text-properties officeooo:rsid="011687c1"/>
    </style:style>
    <style:style style:name="T74" style:family="text">
      <style:text-properties officeooo:rsid="011a7db5"/>
    </style:style>
    <style:style style:name="T75" style:family="text">
      <style:text-properties officeooo:rsid="011e66d7"/>
    </style:style>
    <style:style style:name="T76" style:family="text">
      <style:text-properties officeooo:rsid="011ffa16"/>
    </style:style>
    <style:style style:name="T77" style:family="text">
      <style:text-properties officeooo:rsid="0121c87b"/>
    </style:style>
    <style:style style:name="T78" style:family="text">
      <style:text-properties officeooo:rsid="0125c876"/>
    </style:style>
    <style:style style:name="T79" style:family="text">
      <style:text-properties officeooo:rsid="012a2795"/>
    </style:style>
    <style:style style:name="T80" style:family="text">
      <style:text-properties officeooo:rsid="012d4304"/>
    </style:style>
    <style:style style:name="T81" style:family="text">
      <style:text-properties officeooo:rsid="012f30db"/>
    </style:style>
    <style:style style:name="T82" style:family="text">
      <style:text-properties officeooo:rsid="0132fbb1"/>
    </style:style>
    <style:style style:name="T83" style:family="text">
      <style:text-properties officeooo:rsid="0133e3a8"/>
    </style:style>
    <style:style style:name="T84" style:family="text">
      <style:text-properties officeooo:rsid="013543cb"/>
    </style:style>
    <style:style style:name="T85" style:family="text">
      <style:text-properties officeooo:rsid="0137f247"/>
    </style:style>
    <style:style style:name="T86" style:family="text">
      <style:text-properties officeooo:rsid="0138be5d"/>
    </style:style>
    <style:style style:name="T87" style:family="text">
      <style:text-properties officeooo:rsid="013999db"/>
    </style:style>
    <style:style style:name="T88" style:family="text">
      <style:text-properties officeooo:rsid="013ae664"/>
    </style:style>
    <style:style style:name="T89" style:family="text">
      <style:text-properties officeooo:rsid="013dbdb3"/>
    </style:style>
    <style:style style:name="T90" style:family="text">
      <style:text-properties officeooo:rsid="013f077f"/>
    </style:style>
    <style:style style:name="T91" style:family="text">
      <style:text-properties officeooo:rsid="014054f8"/>
    </style:style>
    <style:style style:name="T92" style:family="text">
      <style:text-properties officeooo:rsid="0142fb4c"/>
    </style:style>
    <style:style style:name="T93" style:family="text">
      <style:text-properties officeooo:rsid="0144ccdb"/>
    </style:style>
    <style:style style:name="T94" style:family="text">
      <style:text-properties officeooo:rsid="0148b4b2"/>
    </style:style>
    <style:style style:name="T95" style:family="text">
      <style:text-properties officeooo:rsid="014adfb4"/>
    </style:style>
    <style:style style:name="T96" style:family="text">
      <style:text-properties officeooo:rsid="01505139"/>
    </style:style>
    <style:style style:name="T97" style:family="text">
      <style:text-properties officeooo:rsid="0150fca9"/>
    </style:style>
    <style:style style:name="T98" style:family="text">
      <style:text-properties officeooo:rsid="0152a7be"/>
    </style:style>
    <style:style style:name="T99" style:family="text">
      <style:text-properties officeooo:rsid="0152e3ef"/>
    </style:style>
    <style:style style:name="T100" style:family="text">
      <style:text-properties officeooo:rsid="0156f3b6"/>
    </style:style>
    <style:style style:name="T101" style:family="text">
      <style:text-properties officeooo:rsid="0158f5b6"/>
    </style:style>
    <style:style style:name="T102" style:family="text">
      <style:text-properties officeooo:rsid="0163f7c3"/>
    </style:style>
    <style:style style:name="T103" style:family="text">
      <style:text-properties officeooo:rsid="016a1139"/>
    </style:style>
    <style:style style:name="T104" style:family="text">
      <style:text-properties officeooo:rsid="016bc399"/>
    </style:style>
    <style:style style:name="T105" style:family="text">
      <style:text-properties officeooo:rsid="016eb483"/>
    </style:style>
    <style:style style:name="T106" style:family="text">
      <style:text-properties officeooo:rsid="016f6fb2"/>
    </style:style>
    <style:style style:name="T107" style:family="text">
      <style:text-properties officeooo:rsid="017295cf"/>
    </style:style>
    <style:style style:name="T108" style:family="text">
      <style:text-properties officeooo:rsid="0174c8a7"/>
    </style:style>
    <style:style style:name="T109" style:family="text">
      <style:text-properties officeooo:rsid="0178eaa7"/>
    </style:style>
    <style:style style:name="T110" style:family="text">
      <style:text-properties officeooo:rsid="0179b2bd"/>
    </style:style>
    <style:style style:name="T111" style:family="text">
      <style:text-properties officeooo:rsid="01816449"/>
    </style:style>
    <style:style style:name="T112" style:family="text">
      <style:text-properties officeooo:rsid="0182d111"/>
    </style:style>
    <style:style style:name="T113" style:family="text">
      <style:text-properties officeooo:rsid="01839b8c"/>
    </style:style>
    <style:style style:name="T114" style:family="text">
      <style:text-properties officeooo:rsid="01840ab4"/>
    </style:style>
    <style:style style:name="T115" style:family="text">
      <style:text-properties officeooo:rsid="01850796"/>
    </style:style>
    <style:style style:name="T116" style:family="text">
      <style:text-properties officeooo:rsid="0189d313"/>
    </style:style>
    <style:style style:name="T117" style:family="text">
      <style:text-properties officeooo:rsid="018b48e3"/>
    </style:style>
    <style:style style:name="T118" style:family="text">
      <style:text-properties officeooo:rsid="018c7316"/>
    </style:style>
    <style:style style:name="T119" style:family="text">
      <style:text-properties officeooo:rsid="018c73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yLang Specification <text:span text:style-name="T40">v0.1</text:span></text:p>
      <text:p text:style-name="P1"/>
      <text:h text:style-name="P17" text:outline-level="1">Use Cases</text:h>
      <text:p text:style-name="P8">Why not other language?</text:p>
      <text:list xml:id="list487314027" text:style-name="L1">
        <text:list-item>
          <text:p text:style-name="P46">Rust has a syntax too complicated</text:p>
        </text:list-item>
        <text:list-item>
          <text:p text:style-name="P47">Interpreted languages, VM languages are slow <text:span text:style-name="T32">and too high level</text:span> (Python, Java)</text:p>
        </text:list-item>
        <text:list-item>
          <text:p text:style-name="P47">Go doesn’t have static dispatch<text:span text:style-name="T4">(?), </text:span><text:span text:style-name="T5">syntax </text:span><text:span text:style-name="T6">and OOP </text:span><text:span text:style-name="T5">can still be simplified</text:span></text:p>
        </text:list-item>
        <text:list-item>
          <text:p text:style-name="P48">Julia<text:span text:style-name="T15"> </text:span>is too high lev<text:span text:style-name="T7">el, </text:span><text:span text:style-name="T30">end keyword sucks</text:span></text:p>
        </text:list-item>
        <text:list-item>
          <text:p text:style-name="P49">C, <text:span text:style-name="T8">C++</text:span> macros <text:span text:style-name="T9">and syntax </text:span>suck, <text:span text:style-name="T10">are unsafe </text:span><text:span text:style-name="T11">and old fashioned, </text:span><text:span text:style-name="T14">poor exception handling</text:span></text:p>
        </text:list-item>
        <text:list-item>
          <text:p text:style-name="P50">Carbon?</text:p>
        </text:list-item>
        <text:list-item>
          <text:p text:style-name="P51">No one has the strong formalization desired, including hardware formalization</text:p>
        </text:list-item>
      </text:list>
      <text:p text:style-name="P9"/>
      <text:p text:style-name="P10">What other languages have good but not all at once:</text:p>
      <text:list xml:id="list1790487707" text:style-name="L2">
        <text:list-item>
          <text:p text:style-name="P52">Rust has good memory safety and the borrowing system</text:p>
        </text:list-item>
        <text:list-item>
          <text:p text:style-name="P52">C has direct memory access (although unsafe)</text:p>
        </text:list-item>
        <text:list-item>
          <text:p text:style-name="P52">Julia has the dynamic dispatch + method overloading and the LISP pre-processor, <text:span text:style-name="T29">also isn’t OOP</text:span></text:p>
        </text:list-item>
        <text:list-item>
          <text:p text:style-name="P53">Python has a<text:span text:style-name="T31">n after all</text:span> simple syntax</text:p>
        </text:list-item>
        <text:list-item>
          <text:p text:style-name="P54">LISP is even more dead simple</text:p>
        </text:list-item>
      </text:list>
      <text:h text:style-name="P16" text:outline-level="1">Principles and Trade-Offs</text:h>
      <text:list xml:id="list1565664964" text:style-name="L3">
        <text:list-item>
          <text:p text:style-name="P55">Types: strong, static, inferred (when possible), nominal</text:p>
        </text:list-item>
        <text:list-item>
          <text:p text:style-name="P56">“<text:span text:style-name="T2">Code is more read than written” – </text:span><text:span text:style-name="T37">our aim is even more agressive than Python’s, and is powered by a LISP inspired principle of reducing separators</text:span></text:p>
        </text:list-item>
        <text:list-item>
          <text:p text:style-name="P57">Static dispatch + method overloading</text:p>
        </text:list-item>
      </text:list>
      <text:h text:style-name="P16" text:outline-level="1">Development Workflow</text:h>
      <text:list xml:id="list482872469" text:style-name="L4">
        <text:list-item>
          <text:p text:style-name="P58">Identify problems and use cases for proposed solutions</text:p>
        </text:list-item>
        <text:list-item>
          <text:p text:style-name="P58">Check if there already isn’t a good enough solution <text:span text:style-name="T13">(KISS, </text:span><text:span text:style-name="T35">DRY</text:span><text:span text:style-name="T13">)</text:span></text:p>
        </text:list-item>
        <text:list-item>
          <text:p text:style-name="P58">Check on other languages to see how they solve the problem, and if there’s something that can be borrowed</text:p>
        </text:list-item>
        <text:list-item>
          <text:p text:style-name="P58">Identify trade-offs <text:span text:style-name="T12">of proposed solutions and how they align with the project</text:span></text:p>
        </text:list-item>
        <text:list-item>
          <text:p text:style-name="P59"><text:soft-page-break/>Specify the solution in detail → all open questions must be decided, all foreseeable problems must be addressed before implementation, <text:span text:style-name="T17">purposeful “not-gonna-dos” must be specified</text:span></text:p>
        </text:list-item>
        <text:list-item>
          <text:p text:style-name="P60">Formaliz<text:span text:style-name="T16">e the new solution</text:span></text:p>
        </text:list-item>
        <text:list-item>
          <text:p text:style-name="P61">Write tests for new solution <text:span text:style-name="T19">[how are we going to test it? </text:span><text:span text:style-name="T21">Isabelle/HOL? Own theorem prover? </text:span><text:span text:style-name="T25">Is the theorem prover all that’s needed?</text:span><text:span text:style-name="T19">]</text:span></text:p>
        </text:list-item>
        <text:list-item>
          <text:p text:style-name="P60">Implement <text:span text:style-name="T18">new solution</text:span></text:p>
        </text:list-item>
        <text:list-item>
          <text:p text:style-name="P62">Tes<text:span text:style-name="T20">t the solution</text:span></text:p>
        </text:list-item>
      </text:list>
      <text:p text:style-name="P63"/>
      <text:h text:style-name="P16" text:outline-level="1">Type System</text:h>
      <text:p text:style-name="P131">The type system is planned to have type inference but for the MVP all types are explicit.</text:p>
      <text:p text:style-name="P132"/>
      <text:h text:style-name="P20" text:outline-level="2">Primitive Types</text:h>
      <text:h text:style-name="P23" text:outline-level="3"><text:span text:style-name="T95">b</text:span>yte</text:h>
      <text:p text:style-name="P133">Single raw byte.</text:p>
      <text:h text:style-name="P25" text:outline-level="3"><text:span text:style-name="T94">b</text:span>ool</text:h>
      <text:p text:style-name="P39">Boolean value, it’s either <text:span text:style-name="T44">true</text:span> or <text:span text:style-name="T44">false</text:span>.</text:p>
      <text:p text:style-name="P40"/>
      <text:h text:style-name="P23" text:outline-level="3">Integers</text:h>
      <text:p text:style-name="P133">Integer numbers.</text:p>
      <text:p text:style-name="P137">Modular arithmetic behavior can be achieved by <text:span text:style-name="T105">nop</text:span>-ing overflow return values.</text:p>
      <text:p text:style-name="P142">Saturated arithmetic behavior can be achieved by caping <text:span text:style-name="T106">the </text:span>return values when overflow error happens.</text:p>
      <text:p text:style-name="P133"/>
      <text:p text:style-name="P37"><text:span text:style-name="T44">ui8, ui32, ui64</text:span></text:p>
      <text:p text:style-name="P30">Correspond to unsigned integers.</text:p>
      <text:p text:style-name="P34"><text:span text:style-name="T74">Error return values</text:span>:</text:p>
      <text:list xml:id="list1663260047" text:style-name="L5">
        <text:list-item>
          <text:p text:style-name="P29">overflow</text:p>
        </text:list-item>
      </text:list>
      <text:p text:style-name="P37"/>
      <text:p text:style-name="P37"/>
      <text:p text:style-name="P36"><text:span text:style-name="T44">i8, i32, i64</text:span></text:p>
      <text:p text:style-name="P30">Correspond to signed integers. The bit 7 is used to store the sign, 0 meaning a positive number and 1 meaning a negative number.</text:p>
      <text:p text:style-name="P30"/>
      <text:p text:style-name="P2"><text:span text:style-name="T74">Error return values</text:span>:</text:p>
      <text:list xml:id="list23517328231497" text:continue-numbering="true" text:style-name="L5">
        <text:list-item>
          <text:p text:style-name="P28">overflow</text:p>
        </text:list-item>
      </text:list>
      <text:p text:style-name="P36"><text:soft-page-break/><text:span text:style-name="T44"/></text:p>
      <text:h text:style-name="P23" text:outline-level="3">Floats</text:h>
      <text:p text:style-name="P133">Floating point numbers. [formats?]</text:p>
      <text:p text:style-name="P133"/>
      <text:p text:style-name="P38"><text:span text:style-name="T26">f</text:span>32, <text:span text:style-name="T26">f</text:span>64</text:p>
      <text:p text:style-name="P31">Correspond to float numbers.</text:p>
      <text:p text:style-name="P33"><text:span text:style-name="T74">Error return values</text:span>:</text:p>
      <text:list xml:id="list23516276743153" text:continue-numbering="true" text:style-name="L5">
        <text:list-item>
          <text:p text:style-name="P32"><text:span text:style-name="T22">overflow</text:span></text:p>
        </text:list-item>
      </text:list>
      <text:p text:style-name="P1"/>
      <text:h text:style-name="Heading_20_3" text:outline-level="3">Enum</text:h>
      <text:p text:style-name="P41">Enumerated type, correspond to a set of possible and mutually exclusive values.</text:p>
      <text:p text:style-name="P1"/>
      <text:h text:style-name="P20" text:outline-level="2">Composite Types</text:h>
      <text:h text:style-name="P24" text:outline-level="3">Struct</text:h>
      <text:p text:style-name="P94">Correspond to a data structure composed of other type values.</text:p>
      <text:p text:style-name="P92"/>
      <text:h text:style-name="P20" text:outline-level="2">Opt</text:h>
      <text:p text:style-name="P95">Correspond to an optional information, which has a type, is set or not, and a default value is known to be used if it’s not set.</text:p>
      <text:p text:style-name="P95"><text:span text:style-name="T99">t</text:span>ype – <text:span text:style-name="T98">Immutable.</text:span></text:p>
      <text:p text:style-name="P95">set – <text:span text:style-name="T96">bool, </text:span><text:span text:style-name="T97">false by default</text:span></text:p>
      <text:p text:style-name="P95">value</text:p>
      <text:p text:style-name="P93"/>
      <text:h text:style-name="P26" text:outline-level="3">Mem</text:h>
      <text:p text:style-name="P11"><text:span text:style-name="T77">a</text:span>ddr – <text:span text:style-name="T75">memory address. </text:span><text:span text:style-name="T77">Register width size. </text:span><text:span text:style-name="T87">Immutable.</text:span></text:p>
      <text:p text:style-name="P12"><text:span text:style-name="T77">t</text:span>ype – <text:span text:style-name="T75">type of memory address objects. </text:span><text:span text:style-name="T87">Immutable.</text:span></text:p>
      <text:p text:style-name="P127"><text:span text:style-name="T77">s</text:span>ize – <text:span text:style-name="T75">max number of objects it </text:span><text:span text:style-name="T76">can store. </text:span><text:span text:style-name="T87">Immutable.</text:span></text:p>
      <text:p text:style-name="P141"><text:span text:style-name="T107">[</text:span>mutable – <text:span text:style-name="T103">bool, </text:span>whether the memory contents can be overwritten. <text:span text:style-name="T104">Immutable.</text:span><text:span text:style-name="T107">]</text:span></text:p>
      <text:p text:style-name="P138"/>
      <text:h text:style-name="P27" text:outline-level="3">Str</text:h>
      <text:p text:style-name="P87"><text:span text:style-name="T77">m</text:span>em – <text:span text:style-name="T77">Mem of type byte and size of the string, </text:span><text:span text:style-name="T78">represent the bytes of the string. </text:span><text:span text:style-name="T88">Immutable.</text:span></text:p>
      <text:p text:style-name="P89">encoding – “utf8” or “ascii” [enum?]. <text:span text:style-name="T88">Immutable.</text:span></text:p>
      <text:p text:style-name="P90"><text:soft-page-break/>UTF-8 is the default encoding. The default encoding can be set with the compiler parameter <text:span text:style-name="T44">default-str-encoding</text:span>.</text:p>
      <text:p text:style-name="P88"/>
      <text:h text:style-name="P16" text:outline-level="1">Keywords</text:h>
      <text:p text:style-name="P148"><text:span text:style-name="T36">The following keywords are reserved and can’t be used as variable names:</text:span></text:p>
      <table:table table:name="Tabela1" table:style-name="Tabela1">
        <table:table-column table:style-name="Tabela1.A" table:number-columns-repeated="2"/>
        <table:table-row table:style-name="TableLine93918106445936">
          <table:table-cell table:style-name="Tabela1.A1" office:value-type="string">
            <text:p text:style-name="P84">mut</text:p>
          </table:table-cell>
          <table:table-cell table:style-name="Tabela1.B1" office:value-type="string">
            <text:p text:style-name="P42"/>
          </table:table-cell>
        </table:table-row>
        <table:table-row table:style-name="TableLine93918106445936">
          <table:table-cell table:style-name="Tabela1.A2" office:value-type="string">
            <text:p text:style-name="P83">res</text:p>
          </table:table-cell>
          <table:table-cell table:style-name="Tabela1.B2" office:value-type="string">
            <text:p text:style-name="P42"/>
          </table:table-cell>
        </table:table-row>
        <table:table-row table:style-name="TableLine93918106445936">
          <table:table-cell table:style-name="Tabela1.A2" office:value-type="string">
            <text:p text:style-name="P106">if</text:p>
          </table:table-cell>
          <table:table-cell table:style-name="Tabela1.B2" office:value-type="string">
            <text:p text:style-name="P42"/>
          </table:table-cell>
        </table:table-row>
        <table:table-row table:style-name="TableLine93918106445936">
          <table:table-cell table:style-name="Tabela1.A2" office:value-type="string">
            <text:p text:style-name="P106">else</text:p>
          </table:table-cell>
          <table:table-cell table:style-name="Tabela1.B2" office:value-type="string">
            <text:p text:style-name="P42"/>
          </table:table-cell>
        </table:table-row>
        <table:table-row table:style-name="TableLine93918106445936">
          <table:table-cell table:style-name="Tabela1.A2" office:value-type="string">
            <text:p text:style-name="P106">elif</text:p>
          </table:table-cell>
          <table:table-cell table:style-name="Tabela1.B2" office:value-type="string">
            <text:p text:style-name="P42"/>
          </table:table-cell>
        </table:table-row>
        <table:table-row table:style-name="TableLine93918106445936">
          <table:table-cell table:style-name="Tabela1.A2" office:value-type="string">
            <text:p text:style-name="P106">while</text:p>
          </table:table-cell>
          <table:table-cell table:style-name="Tabela1.B2" office:value-type="string">
            <text:p text:style-name="P42"/>
          </table:table-cell>
        </table:table-row>
        <table:table-row table:style-name="TableLine93918106445936">
          <table:table-cell table:style-name="Tabela1.A2" office:value-type="string">
            <text:p text:style-name="P106">for</text:p>
          </table:table-cell>
          <table:table-cell table:style-name="Tabela1.B2" office:value-type="string">
            <text:p text:style-name="P42"/>
          </table:table-cell>
        </table:table-row>
        <table:table-row table:style-name="TableLine93918106445936">
          <table:table-cell table:style-name="Tabela1.A2" office:value-type="string">
            <text:p text:style-name="P82">continue</text:p>
          </table:table-cell>
          <table:table-cell table:style-name="Tabela1.B2" office:value-type="string">
            <text:p text:style-name="P42"/>
          </table:table-cell>
        </table:table-row>
        <table:table-row table:style-name="TableLine93918106445936">
          <table:table-cell table:style-name="Tabela1.A2" office:value-type="string">
            <text:p text:style-name="P81">break</text:p>
          </table:table-cell>
          <table:table-cell table:style-name="Tabela1.B2" office:value-type="string">
            <text:p text:style-name="P42"/>
          </table:table-cell>
        </table:table-row>
        <table:table-row table:style-name="TableLine93918106445936">
          <table:table-cell table:style-name="Tabela1.A2" office:value-type="string">
            <text:p text:style-name="P43">nop</text:p>
          </table:table-cell>
          <table:table-cell table:style-name="Tabela1.B2" office:value-type="string">
            <text:p text:style-name="P42"/>
          </table:table-cell>
        </table:table-row>
        <table:table-row table:style-name="TableLine93918106445936">
          <table:table-cell table:style-name="Tabela1.A2" office:value-type="string">
            <text:p text:style-name="P44">and</text:p>
          </table:table-cell>
          <table:table-cell table:style-name="Tabela1.B2" office:value-type="string">
            <text:p text:style-name="P42"/>
          </table:table-cell>
        </table:table-row>
        <table:table-row table:style-name="TableLine93918106445936">
          <table:table-cell table:style-name="Tabela1.A2" office:value-type="string">
            <text:p text:style-name="P44">or</text:p>
          </table:table-cell>
          <table:table-cell table:style-name="Tabela1.B2" office:value-type="string">
            <text:p text:style-name="P42"/>
          </table:table-cell>
        </table:table-row>
        <table:table-row table:style-name="TableLine93918106445936">
          <table:table-cell table:style-name="Tabela1.A2" office:value-type="string">
            <text:p text:style-name="P44">xor</text:p>
          </table:table-cell>
          <table:table-cell table:style-name="Tabela1.B2" office:value-type="string">
            <text:p text:style-name="P42"/>
          </table:table-cell>
        </table:table-row>
      </table:table>
      <text:p text:style-name="P80"/>
      <text:p text:style-name="P4"/>
      <text:h text:style-name="P16" text:outline-level="1">Operators</text:h>
      <text:p text:style-name="P75">=</text:p>
      <text:p text:style-name="P76">+</text:p>
      <text:p text:style-name="P76">-</text:p>
      <text:p text:style-name="P76">*</text:p>
      <text:p text:style-name="P76">/</text:p>
      <text:p text:style-name="P76">%</text:p>
      <text:p text:style-name="P108">\</text:p>
      <text:p text:style-name="P76"/>
      <text:p text:style-name="P76"><text:soft-page-break/>==</text:p>
      <text:p text:style-name="P76">&gt;=</text:p>
      <text:p text:style-name="P76">&lt;=</text:p>
      <text:p text:style-name="P76">!=</text:p>
      <text:p text:style-name="P76"/>
      <text:p text:style-name="P86">! <text:span text:style-name="T27">[decision about </text:span><text:span text:style-name="T28">wheter not or !</text:span><text:span text:style-name="T27">]</text:span></text:p>
      <text:p text:style-name="P85">and</text:p>
      <text:p text:style-name="P85">or</text:p>
      <text:p text:style-name="P85">xor</text:p>
      <text:p text:style-name="P85"/>
      <text:h text:style-name="P18" text:outline-level="1">Blocks and Indentation</text:h>
      <text:p text:style-name="P78">New code blocks are declared using indentation, a la Python style. <text:span text:style-name="T71">Differently from Python, however, new blocks are not preceded by : signs. </text:span><text:span text:style-name="T72">Wrongfully placed, or unplaced, indentation result in failing to compile.</text:span></text:p>
      <text:p text:style-name="P79">By default, <text:span text:style-name="T80">new</text:span> <text:span text:style-name="T80">blocks are</text:span> declared using <text:span text:style-name="T80">one</text:span> tab sign.</text:p>
      <text:p text:style-name="P79"/>
      <text:h text:style-name="P19" text:outline-level="1">Operations</text:h>
      <text:p text:style-name="P102">SET</text:p>
      <text:p text:style-name="P102">ADD<text:line-break/>SUB<text:line-break/>MUL<text:line-break/>DIV</text:p>
      <text:p text:style-name="P102">MOD<text:line-break/>REM</text:p>
      <text:p text:style-name="P102"><text:span text:style-name="T112">[</text:span>EQ – <text:span text:style-name="T112">SUB, XOR</text:span></text:p>
      <text:p text:style-name="P102">GT</text:p>
      <text:p text:style-name="P102"><text:span text:style-name="T109">[</text:span>GTE<text:span text:style-name="T109">]</text:span></text:p>
      <text:p text:style-name="P102">LT</text:p>
      <text:p text:style-name="P103"><text:span text:style-name="T109">[</text:span>LTE<text:span text:style-name="T109">]</text:span><text:span text:style-name="T112">]</text:span></text:p>
      <text:p text:style-name="P111">JMP</text:p>
      <text:p text:style-name="P112"><text:span text:style-name="T111">[</text:span>JZ<text:line-break/>JNZ <text:span text:style-name="T110">[simulates NEQ] </text:span><text:span text:style-name="T111">labels only]</text:span></text:p>
      <text:p text:style-name="P102">NOT</text:p>
      <text:p text:style-name="P102"><text:soft-page-break/>AND<text:line-break/>OR</text:p>
      <text:p text:style-name="P102">XOR</text:p>
      <text:p text:style-name="P105">CALL</text:p>
      <text:p text:style-name="P110">RET</text:p>
      <text:p text:style-name="P109"><text:span text:style-name="T108">[</text:span>STACKTOP<text:line-break/>STACKBASE</text:p>
      <text:p text:style-name="P109">PUSH<text:line-break/>POP<text:span text:style-name="T108">]</text:span></text:p>
      <text:p text:style-name="P102"/>
      <text:h text:style-name="P16" text:outline-level="1">Control Flow</text:h>
      <text:h text:style-name="P20" text:outline-level="2"><text:span text:style-name="T82">i</text:span>f/<text:span text:style-name="T82">elif/else</text:span> statement<text:span text:style-name="T82">s</text:span></text:h>
      <text:p text:style-name="P91">Used to change control flow based on a conditional test which results. If the result is true, the code next to the if statement is executed. If the result is false, the code next to the else statement is executed, if it’s declared. If the result is false, and more conditions must be tested to determine the appropriate code to run, they are tested using the elif statement, placed between <text:span text:style-name="T83">an </text:span>if and (<text:span text:style-name="T83">a </text:span>possible) else statement.</text:p>
      <text:p text:style-name="P104">If there are multiple conditions tested, whenever a condition tests false, the whole test is stopped and if there’s an else statement, the code next to it is executed. <text:span text:style-name="T102">[name for this?]</text:span></text:p>
      <text:p text:style-name="P91"/>
      <text:h text:style-name="P20" text:outline-level="2"><text:span text:style-name="T83">w</text:span>hile statement</text:h>
      <text:p text:style-name="P135">Used to run<text:span text:style-name="T84"> and repeat a</text:span> block of code <text:span text:style-name="T84">while a conditional test result is true.</text:span></text:p>
      <text:p text:style-name="P135"><text:span text:style-name="T115">It can be compared to the pseudocode:</text:span></text:p>
      <text:p text:style-name="P143">LABEL checkpoint</text:p>
      <text:p text:style-name="P143">IF condition</text:p>
      <text:p text:style-name="P143"><text:tab/>…</text:p>
      <text:p text:style-name="P143"><text:tab/>JMP checkpoint</text:p>
      <text:p text:style-name="P143"/>
      <text:p text:style-name="P144">for statement</text:p>
      <text:p text:style-name="P144">for i in range 0 100 <text:span text:style-name="T119">[generators?]</text:span></text:p>
      <text:p text:style-name="P144">for <text:span text:style-name="T118">index item</text:span> in mem</text:p>
      <text:p text:style-name="P45"/>
      <text:h text:style-name="P16" text:outline-level="1"><text:soft-page-break/>Functions</text:h>
      <text:p text:style-name="P136">Functions represent isolated tasks. <text:span text:style-name="T89">They all have a type that is returned when the function succeeds, and may have error values to be returned.</text:span></text:p>
      <text:p text:style-name="P136"/>
      <text:p text:style-name="P134"><text:span text:style-name="T81">F</text:span>unctions can be declared inside other functions by default.</text:p>
      <text:p text:style-name="P45"/>
      <text:p text:style-name="P6"><text:span text:style-name="T38">F</text:span>unction <text:span text:style-name="T38">without arguments</text:span></text:p>
      <text:p text:style-name="P3">ui64 get_123</text:p>
      <text:p text:style-name="P3"><text:tab/>123</text:p>
      <text:p text:style-name="P3">Declared a function named get, that returns an ui64, takes no arguments and returns 123.</text:p>
      <text:p text:style-name="P6"/>
      <text:p text:style-name="P6"><text:span text:style-name="T38">F</text:span>unction <text:span text:style-name="T38">with </text:span><text:span text:style-name="T92">required</text:span><text:span text:style-name="T38"> arguments</text:span></text:p>
      <text:p text:style-name="P7">i64 add<text:tab/>i64 x i64 y</text:p>
      <text:p text:style-name="P7"><text:tab/>x+y</text:p>
      <text:p text:style-name="P7">Declares a function named add, that returns a <text:span text:style-name="T39">i64</text:span>, takes two arguments, one <text:span text:style-name="T92">required</text:span> <text:span text:style-name="T39">i64</text:span> named x, the other <text:span text:style-name="T39">i64</text:span> named y, and the code returns the sum of the two arguments, <text:span text:style-name="T39">regardless of overflows.</text:span></text:p>
      <text:p text:style-name="P129">A tab character separates names of functions and their arguments.</text:p>
      <text:p text:style-name="P129"/>
      <text:p text:style-name="P125"><text:span text:style-name="T38">F</text:span>unction <text:span text:style-name="T38">with </text:span><text:span text:style-name="T92">required and</text:span><text:span text:style-name="T38"> </text:span><text:span text:style-name="T90">optional </text:span><text:span text:style-name="T38">argument</text:span><text:span text:style-name="T92">s</text:span></text:p>
      <text:p text:style-name="P120">i64 add<text:tab/>i64 x i64 y <text:span text:style-name="T90">= 0</text:span></text:p>
      <text:p text:style-name="P120"><text:tab/>x+y</text:p>
      <text:p text:style-name="P121">Declares a function named add, that returns a <text:span text:style-name="T39">i64</text:span>, takes two arguments, one <text:span text:style-name="T91">required </text:span><text:span text:style-name="T39">i64</text:span> named x, the other <text:span text:style-name="T91">an [Opt(</text:span><text:span text:style-name="T39">i64</text:span>,<text:span text:style-name="T91">0)]</text:span> named y, and the code returns the sum of the two arguments, <text:span text:style-name="T39">regardless of overflows.</text:span></text:p>
      <text:p text:style-name="P130">An equals character follow the name of the argument and the default value follows the equals character.</text:p>
      <text:p text:style-name="P7"/>
      <text:p text:style-name="P122"><text:span text:style-name="T22">Functions can return error values based on keywords chosen by the programmer. The keywords then are internally converted by the compiler to unique values. </text:span><text:span text:style-name="T23">Immediately a</text:span><text:span text:style-name="T22">fter the function call, the programmer can check for the keyword-based return values using if </text:span><text:span text:style-name="T23">[statements]</text:span><text:span text:style-name="T22">.</text:span></text:p>
      <text:p text:style-name="P122"><text:span text:style-name="T22"/></text:p>
      <text:p text:style-name="P72">For example, consider the callee function:</text:p>
      <text:p text:style-name="P71">i64 <text:span text:style-name="T59">my_</text:span>add<text:tab/>i64 x i64 y</text:p>
      <text:p text:style-name="P71"><text:tab/><text:span text:style-name="T79">i64 </text:span>z = x + y</text:p>
      <text:p text:style-name="P71"><text:soft-page-break/><text:tab/>if z &gt; 10</text:p>
      <text:p text:style-name="P71"><text:tab/><text:tab/>ret z overflow</text:p>
      <text:p text:style-name="P71"><text:tab/>z</text:p>
      <text:p text:style-name="P71">And the caller function:</text:p>
      <text:p text:style-name="P71">i64 main</text:p>
      <text:p text:style-name="P71"><text:tab/><text:span text:style-name="T79">i64 </text:span>z = <text:span text:style-name="T59">my_</text:span>add 5 6</text:p>
      <text:p text:style-name="P71"><text:tab/>if overflow</text:p>
      <text:p text:style-name="P71"><text:tab/><text:tab/>print “Overflow happened! <text:span text:style-name="T93">Anyway...</text:span>”</text:p>
      <text:p text:style-name="P71"><text:tab/>z</text:p>
      <text:p text:style-name="P71"/>
      <text:p text:style-name="P73">The main function’s if <text:span text:style-name="T58">[statement]</text:span> understands the overflow return value, declared in the add function.</text:p>
      <text:p text:style-name="P96">If there’s an override among an variable name and an error value, the code fails to compile and an error message is shown: “Override among variable name and error value: error_value”.</text:p>
      <text:p text:style-name="P5"/>
      <text:h text:style-name="P16" text:outline-level="1"><text:span text:style-name="T34">Error</text:span> Hand<text:span text:style-name="T3">l</text:span>ing</text:h>
      <text:p text:style-name="P64">Errors are handled based on return values from functions or result values from operations. <text:span text:style-name="T41">Every function can return only one value, which semantically corresponds to a task resulting in success. And in case of errors, a second return value can be used to convey information about the error that occurred. </text:span>Therefore, errors must be explicitly checked by the programmer in order to divert the control flow. <text:span text:style-name="T41">This is the core of errors are handled.</text:span></text:p>
      <text:p text:style-name="P65">However, at many times it’s undesirable to leave the programmer to rely on his own devices. And it might be needed to compile programs with high level of compliance on which no predictable error<text:span text:style-name="T42">s</text:span> pass unhandled, sacrificing practicality for safety. <text:span text:style-name="T42">Therefore, the language and the compiler offer ways to ensure th</text:span><text:span text:style-name="T54">at either the</text:span><text:span text:style-name="T42"> programmer is forced to handle </text:span><text:span text:style-name="T54">all</text:span><text:span text:style-name="T42"> errors, </text:span><text:span text:style-name="T54">or unhandled errors </text:span><text:span text:style-name="T56">cause the program to terminate before doing damage</text:span><text:span text:style-name="T42">.</text:span></text:p>
      <text:p text:style-name="P65"/>
      <text:p text:style-name="P66">Compiler’<text:span text:style-name="T53">s valid values for error-mode parameter </text:span><text:span text:style-name="T55">are </text:span><text:span text:style-name="T57">either</text:span><text:span text:style-name="T55"> </text:span><text:span text:style-name="T46">panic</text:span><text:span text:style-name="T55"> or </text:span><text:span text:style-name="T47">strict</text:span><text:span text:style-name="T55">. They mean</text:span>:</text:p>
      <text:list xml:id="list4177518528" text:style-name="L10">
        <text:list-item>
          <text:p text:style-name="P68"><text:span text:style-name="T50">panic</text:span> – error handling <text:span text:style-name="T52">runs according</text:span> what the programmer dec<text:span text:style-name="T52">lared</text:span> but unhandled error values causes the <text:span text:style-name="T43">function to immediately return </text:span><text:span text:style-name="T45">panic</text:span><text:span text:style-name="T43"> as an error value</text:span>. <text:span text:style-name="T52">This c</text:span><text:span text:style-name="T49">auses panic return value propagation, </text:span><text:span text:style-name="T61">i.e.</text:span><text:span text:style-name="T52">, all functions </text:span><text:span text:style-name="T62">which</text:span><text:span text:style-name="T52"> don’t have a handler for panic also return the panic value</text:span><text:span text:style-name="T49">. </text:span><text:span text:style-name="T51">In case there’s no final panic handler [in the main function], the software [or thread] writes the panic message to stdout </text:span><text:span text:style-name="T68">(standard output) </text:span><text:span text:style-name="T51">and terminates.</text:span></text:p>
        </text:list-item>
        <text:list-item>
          <text:p text:style-name="P67">strict – all error handling is enforced. The compiler ensures all possible return values that correspond to errors are forcefully handled by the programmer.</text:p>
        </text:list-item>
      </text:list>
      <text:p text:style-name="P66"/>
      <text:p text:style-name="P74"><text:soft-page-break/><text:span text:style-name="T60">When the compiler is run with error-mode=panic, all if [statements] following function calls understand the </text:span><text:span text:style-name="T48">panic </text:span><text:span text:style-name="T60">return value. </text:span><text:span text:style-name="T69">If the compiler is run with error-mode=strict, it ignores if panic [statements].</text:span></text:p>
      <text:p text:style-name="P74"/>
      <text:p text:style-name="P124">ret <text:span text:style-name="T70">some_value </text:span>panic<text:span text:style-name="T22"> can’t be declared, </text:span><text:span text:style-name="T24">since panic necessarily means an unpredicted error is happening.</text:span></text:p>
      <text:p text:style-name="P74"/>
      <text:p text:style-name="P77">By handling errors through return values, the compiler developer doesn’t need to worry about stack unwinding, since all stacks are unwinded at every function exit. [Also, all resources are released at every function exit.]</text:p>
      <text:p text:style-name="P69"/>
      <text:h text:style-name="Heading_20_1" text:outline-level="1">Standard Library</text:h>
      <text:p text:style-name="P98"><text:span text:style-name="T113">[</text:span>alloc – function used to allocate resources.</text:p>
      <text:p text:style-name="P98">Mem alloc<text:tab/>ui64 size</text:p>
      <text:p text:style-name="P99"/>
      <text:p text:style-name="P98"><text:span text:style-name="T101">free - function used to explicitly free resources.</text:span></text:p>
      <text:p text:style-name="P100">bool free<text:tab/>Mem mem</text:p>
      <text:p text:style-name="P100"/>
      <text:p text:style-name="P107">set – function used to set values in memory.</text:p>
      <text:p text:style-name="P107">bool set<text:tab/>Mem mem ui64 index [V value]</text:p>
      <text:p text:style-name="P107"/>
      <text:p text:style-name="P107">get – function used to get values from memory.</text:p>
      <text:p text:style-name="P114">[V value] get<text:tab/>Mem mem ui64 index<text:span text:style-name="T114">]</text:span></text:p>
      <text:p text:style-name="P100"/>
      <text:h text:style-name="P16" text:outline-level="1">Compiler</text:h>
      <text:h text:style-name="P21" text:outline-level="2">Targets</text:h>
      <text:p text:style-name="P13"><text:span text:style-name="T100">x</text:span>86_64</text:p>
      <text:p text:style-name="P13"/>
      <text:h text:style-name="P21" text:outline-level="2">Dependences</text:h>
      <text:p text:style-name="P13">LLVM? Other tools?</text:p>
      <text:h text:style-name="P22" text:outline-level="2"><text:soft-page-break/></text:h>
      <text:h text:style-name="P22" text:outline-level="2">Pre-Processor</text:h>
      <text:p text:style-name="P146">The Pre-Processor works like a LISP machine.</text:p>
      <text:p text:style-name="P140"/>
      <text:h text:style-name="P20" text:outline-level="2">Intermediate Representation <text:span text:style-name="T1">(IR)</text:span></text:h>
      <text:p text:style-name="P14">xx</text:p>
      <text:p text:style-name="P13"/>
      <text:h text:style-name="P20" text:outline-level="2">Parser</text:h>
      <text:p text:style-name="P13">xx</text:p>
      <text:p text:style-name="P13"/>
      <text:h text:style-name="P20" text:outline-level="2">Register Allocation Algorithm</text:h>
      <text:p text:style-name="P145">xx</text:p>
      <text:h text:style-name="P20" text:outline-level="2"><text:line-break/>Roadmap</text:h>
      <text:list xml:id="list1615730750" text:style-name="L7">
        <text:list-item>
          <text:p text:style-name="P115">Do all the research and planning needed to write the specification</text:p>
        </text:list-item>
        <text:list-item>
          <text:p text:style-name="P115">Write the specification</text:p>
        </text:list-item>
        <text:list-item>
          <text:p text:style-name="P115">Implement the tokenizer</text:p>
        </text:list-item>
        <text:list-item>
          <text:p text:style-name="P115">Implement the LISP machine</text:p>
        </text:list-item>
        <text:list-item>
          <text:p text:style-name="P115">Implement the parser</text:p>
        </text:list-item>
        <text:list-item>
          <text:p text:style-name="P115">Implement the compiler</text:p>
        </text:list-item>
        <text:list-item>
          <text:p text:style-name="P115">Implement optimiz<text:span text:style-name="T33">a</text:span>tions</text:p>
        </text:list-item>
      </text:list>
      <text:h text:style-name="P16" text:outline-level="1">Not-Gonna-Dos</text:h>
      <text:list xml:id="list2875904628" text:style-name="L8">
        <text:list-item>
          <text:p text:style-name="P118">This first implementation is really a prototype, MVP kind of product.</text:p>
        </text:list-item>
        <text:list-item>
          <text:p text:style-name="P116">Handling for number operations exceeding registers size.</text:p>
        </text:list-item>
        <text:list-item>
          <text:p text:style-name="P117">Optimizations of any kind.</text:p>
        </text:list-item>
        <text:list-item>
          <text:p text:style-name="P123">Error handling joining, blocks of code which allow <text:span text:style-name="T63">to group together operations or function calls and only handle the possible resulting errors afterwards.</text:span></text:p>
        </text:list-item>
        <text:list-item>
          <text:p text:style-name="P126">panic doesn’t call directly the kernel kill process method.</text:p>
        </text:list-item>
        <text:list-item>
          <text:p text:style-name="P128">Anonymous functions (lambda)</text:p>
        </text:list-item>
        <text:list-item>
          <text:p text:style-name="P70"><text:soft-page-break/>A tool is pla<text:span text:style-name="T67">n</text:span>ned <text:span text:style-name="T66">for</text:span><text:span text:style-name="T64"> future versions </text:span><text:span text:style-name="T66">of the toolkit,</text:span><text:span text:style-name="T64"> </text:span>to analyze a code base’<text:span text:style-name="T65">s control flow</text:span> an<text:span text:style-name="T65">d</text:span> return a report of all unhandled errors. <text:span text:style-name="T73">Maybe throw warnings when compiling?</text:span></text:p>
        </text:list-item>
        <text:list-item>
          <text:p text:style-name="P97">AARCH64 target is planned</text:p>
        </text:list-item>
        <text:list-item>
          <text:p text:style-name="P101">[should we plan threads and multiprocessing already?]</text:p>
        </text:list-item>
        <text:list-item>
          <text:p text:style-name="P113">No package, no package manag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2:55.784269757</meta:creation-date>
    <dc:date>2022-12-26T02:35:15.856791143</dc:date>
    <meta:editing-duration>P2DT13H53M24S</meta:editing-duration>
    <meta:editing-cycles>361</meta:editing-cycles>
    <meta:generator>LibreOffice/7.0.4.2$Linux_X86_64 LibreOffice_project/00$Build-2</meta:generator>
    <meta:document-statistic meta:table-count="1" meta:image-count="0" meta:object-count="0" meta:page-count="11" meta:paragraph-count="222" meta:word-count="1718" meta:character-count="10179" meta:non-whitespace-character-count="8698"/>
  </office:meta>
</office:document-meta>
</file>